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co18" style:family="table-column">
      <style:table-column-properties fo:break-before="auto" style:column-width="6.277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ce14" style:family="table-cell" style:parent-style-name="Default" style:data-style-name="N36"/>
    <style:style style:name="ce15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6" style:family="table-cell" style:parent-style-name="Default" style:data-style-name="N0"/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49">
      <style:text-properties fo:font-size="12pt" style:font-size-asian="12pt" style:font-size-complex="12pt"/>
    </style:style>
    <style:style style:name="ce27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4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4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4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4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4047" calcext:value-type="float">
            <text:p>4047</text:p>
          </table:table-cell>
          <table:table-cell office:value-type="float" office:value="-485" calcext:value-type="float">
            <text:p>-485</text:p>
          </table:table-cell>
          <table:table-cell office:value-type="float" office:value="-3500" calcext:value-type="float">
            <text:p>-3500</text:p>
          </table:table-cell>
          <table:table-cell table:formula="of:=SUM([.B10:.D10])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10])" office:value-type="float" office:value="-7300" calcext:value-type="float">
            <text:p>-7300</text:p>
          </table:table-cell>
          <table:table-cell table:formula="of:=SUM([.E2:.E10])" office:value-type="float" office:value="92" calcext:value-type="float">
            <text:p>92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3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3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5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6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3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14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14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6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19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27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2-01" calcext:value-type="date">
            <text:p>2024-12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1-25" calcext:value-type="date">
            <text:p>2024-11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05" calcext:value-type="date">
            <text:p>2024-10-05</text:p>
          </table:table-cell>
          <table:table-cell office:value-type="float" office:value="50.63" calcext:value-type="float">
            <text:p>50.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0-20" calcext:value-type="date">
            <text:p>2024-10-20</text:p>
          </table:table-cell>
          <table:table-cell office:value-type="float" office:value="50.14" calcext:value-type="float">
            <text:p>50.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1-10" calcext:value-type="date">
            <text:p>2024-11-10</text:p>
          </table:table-cell>
          <table:table-cell office:value-type="float" office:value="50.24" calcext:value-type="float">
            <text:p>50.2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50.5" calcext:value-type="float">
            <text:p>50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2-02" calcext:value-type="date">
            <text:p>2024-12-02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7:.C41])" office:value-type="float" office:value="1389.55" calcext:value-type="float">
            <text:p>1389.5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/>
          <table:table-cell office:value-type="string" calcext:value-type="string">
            <text:p>epap 5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/>
          <table:table-cell office:value-type="string" calcext:value-type="string">
            <text:p>epap 25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epap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/>
          <table:table-cell office:value-type="string" calcext:value-type="string">
            <text:p>epap 20</text:p>
          </table:table-cell>
          <table:table-cell office:value-type="string" calcext:value-type="string">
            <text:p>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epap 2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SUM([.C44:.C61])" office:value-type="float" office:value="2180.4" calcext:value-type="float">
            <text:p>2180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64:.C70])" office:value-type="float" office:value="444.76" calcext:value-type="float">
            <text:p>444.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hecks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17.7" calcext:value-type="float">
            <text:p>17.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16" table:formula="of:=SUM([.C3:.C77])" office:value-type="float" office:value="4047.41" calcext:value-type="float">
            <text:p>4047.41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82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8];[.C87])" office:value-type="float" office:value="3562.13" calcext:value-type="float">
            <text:p>3562.13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5" table:style-name="ta1">
        <table:table-column table:style-name="co18" table:default-cell-style-name="Default"/>
        <table:table-column table:style-name="co1" table:default-cell-style-name="ce27"/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</table:table-row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treet roots old town crier</text:p>
          </table:table-cell>
          <table:table-cell table:style-name="Default" office:value-type="string" calcext:value-type="string">
            <text:p>2025-07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1-01" calcext:value-type="date">
            <text:p>2025-01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01" calcext:value-type="date">
            <text:p>2025-02-01</text:p>
          </table:table-cell>
          <table:table-cell office:value-type="float" office:value="20.42" calcext:value-type="float">
            <text:p>20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13.64" calcext:value-type="float">
            <text:p>13.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16.09" calcext:value-type="float">
            <text:p>16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18.39" calcext:value-type="float">
            <text:p>18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1.91" calcext:value-type="float">
            <text:p>11.9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7.39" calcext:value-type="float">
            <text:p>7.3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0.12" calcext:value-type="float">
            <text:p>0.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2-02" calcext:value-type="date">
            <text:p>2025-02-02</text:p>
          </table:table-cell>
          <table:table-cell office:value-type="float" office:value="0.13" calcext:value-type="float">
            <text:p>0.1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3-01" calcext:value-type="date">
            <text:p>2025-03-0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0.24" calcext:value-type="float">
            <text:p>0.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0.18" calcext:value-type="float">
            <text:p>0.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3" calcext:value-type="float">
            <text:p>0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0.32" calcext:value-type="float">
            <text:p>0.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0.36" calcext:value-type="float">
            <text:p>0.3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5-09-01" calcext:value-type="date">
            <text:p>2025-09-01</text:p>
          </table:table-cell>
          <table:table-cell office:value-type="float" office:value="0.41" calcext:value-type="float">
            <text:p>0.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prc</text:p>
          </table:table-cell>
          <table:table-cell office:value-type="date" office:date-value="2025-03-31" calcext:value-type="date">
            <text:p>2025-03-31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5-04-14" calcext:value-type="date">
            <text:p>2025-04-14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ai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50.53" calcext:value-type="float">
            <text:p>50.5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51.02" calcext:value-type="float">
            <text:p>51.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08" calcext:value-type="date">
            <text:p>2025-03-08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50.04" calcext:value-type="float">
            <text:p>50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50.37" calcext:value-type="float">
            <text:p>50.3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50.01" calcext:value-type="float">
            <text:p>50.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wilio june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151.43" calcext:value-type="float">
            <text:p>151.4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1.27" calcext:value-type="float">
            <text:p>1.2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6-01" calcext:value-type="date">
            <text:p>2025-06-01</text:p>
          </table:table-cell>
          <table:table-cell office:value-type="float" office:value="0.93" calcext:value-type="float">
            <text:p>0.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oogle cloud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16.19" calcext:value-type="float">
            <text:p>16.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spraypaint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51.95" calcext:value-type="float">
            <text:p>51.9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4-28" calcext:value-type="date">
            <text:p>2025-04-28</text:p>
          </table:table-cell>
          <table:table-cell office:value-type="float" office:value="19.94" calcext:value-type="float">
            <text:p>19.94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– concrete</text:p>
          </table:table-cell>
          <table:table-cell office:value-type="date" office:date-value="2025-05-17" calcext:value-type="date">
            <text:p>2025-05-17</text:p>
          </table:table-cell>
          <table:table-cell office:value-type="float" office:value="41.94" calcext:value-type="float">
            <text:p>41.94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55.5" calcext:value-type="float">
            <text:p>55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03.23" calcext:value-type="float">
            <text:p>103.2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179.97" calcext:value-type="float">
            <text:p>179.9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tel – handsets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336.11" calcext:value-type="float">
            <text:p>336.11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set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9.29" calcext:value-type="float">
            <text:p>29.29</text:p>
          </table:table-cell>
          <table:table-cell/>
          <table:table-cell office:value-type="string" calcext:value-type="string">
            <text:p>street roo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ndstream ht801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322.5" calcext:value-type="float">
            <text:p>322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ndstream ht802s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83.9" calcext:value-type="float">
            <text:p>83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string" calcext:value-type="string">
            <text:p>se uplif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grandstream ht801s</text:p>
          </table:table-cell>
          <table:table-cell office:value-type="date" office:date-value="2025-06-29" calcext:value-type="date">
            <text:p>2025-06-29</text:p>
          </table:table-cell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11.09" calcext:value-type="float">
            <text:p>11.0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bay – phone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9.95" calcext:value-type="float">
            <text:p>9.95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139.85" calcext:value-type="float">
            <text:p>139.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acc 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85.25" calcext:value-type="float">
            <text:p>85.2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ccc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ccc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outreach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usps shipping to detroit</text:p>
          </table:table-cell>
          <table:table-cell office:value-type="date" office:date-value="2025-04-20" calcext:value-type="date">
            <text:p>2025-04-20</text:p>
          </table:table-cell>
          <table:table-cell office:value-type="float" office:value="10.65" calcext:value-type="float">
            <text:p>10.6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ps zine shipping</text:p>
          </table:table-cell>
          <table:table-cell office:value-type="date" office:date-value="2025-07-07" calcext:value-type="date">
            <text:p>2025-07-07</text:p>
          </table:table-cell>
          <table:table-cell office:value-type="float" office:value="88.5" calcext:value-type="float">
            <text:p>88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uteman press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74])" office:value-type="float" office:value="4784.72" calcext:value-type="float">
            <text:p>4784.72</text:p>
          </table:table-cell>
          <table: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25-01-09" calcext:value-type="date">
            <text:p>2025-01-09</text:p>
          </table:table-cell>
          <table:table-cell office:value-type="float" office:value="-2797.08" calcext:value-type="float">
            <text:p>-2797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-26" calcext:value-type="float">
            <text:p>-2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cc pap</text:p>
          </table:table-cell>
          <table:table-cell table:style-name="Default"/>
          <table:table-cell table:number-columns-repeated="2"/>
          <table:table-cell office:value-type="string" calcext:value-type="string">
            <text:p>(total of $500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- paid to Street Roots</text:p>
          </table:table-cell>
          <table:table-cell table:style-name="Default" office:value-type="string" calcext:value-type="string">
            <text:p>2025-08</text:p>
          </table:table-cell>
          <table:table-cell office:value-type="float" office:value="-1350" calcext:value-type="float">
            <text:p>-13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paid direcly from ptp to sr 2025-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paid to Futel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-3650" calcext:value-type="float">
            <text:p>-3650</text:p>
          </table:table-cell>
          <table:table-cell/>
          <table:table-cell office:value-type="string" calcext:value-type="string">
            <text:p>racc pap</text:p>
          </table:table-cell>
          <table:table-cell office:value-type="string" calcext:value-type="string">
            <text:p>still held by ptp 2025-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ap</text:p>
          </table:table-cell>
          <table:table-cell table:style-name="Default" office:value-type="string" calcext:value-type="string">
            <text:p>2025-04</text:p>
          </table:table-cell>
          <table:table-cell office:value-type="float" office:value="-1705" calcext:value-type="float">
            <text:p>-1705</text:p>
          </table:table-cell>
          <table:table-cell/>
          <table:table-cell office:value-type="string" calcext:value-type="string">
            <text:p>epa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cc</text:p>
          </table:table-cell>
          <table:table-cell office:value-type="date" office:date-value="2025-08-02" calcext:value-type="date">
            <text:p>2025-08-02</text:p>
          </table:table-cell>
          <table:table-cell office:value-type="float" office:value="-1600" calcext:value-type="float">
            <text:p>-1600</text:p>
          </table:table-cell>
          <table:table-cell/>
          <table:table-cell office:value-type="string" calcext:value-type="string">
            <text:p>mccc</text:p>
          </table:table-cell>
          <table:table-cell office:value-type="string" calcext:value-type="string">
            <text:p>still held by ptp 2025-08-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grant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string" calcext:value-type="string">
            <text:p>still held by ptp 2025-05-06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80:.C89])" office:value-type="float" office:value="-12128.08" calcext:value-type="float">
            <text:p>-12128.08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 table:formula="of:=SUM([.C76];[.C90])" office:value-type="float" office:value="-7343.36" calcext:value-type="float">
            <text:p>-7343.3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4:28:59.173901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30T14:30:16.851095722</dc:date>
    <meta:editing-duration>P6DT14H5M34S</meta:editing-duration>
    <meta:editing-cycles>708</meta:editing-cycles>
    <meta:generator>LibreOffice/25.8.1.1$Linux_X86_64 LibreOffice_project/580$Build-1</meta:generator>
    <meta:document-statistic meta:table-count="11" meta:cell-count="2603" meta:object-count="0"/>
  </office:meta>
</office:document-meta>
</file>